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, Courier, monospace"/>
    <style:font-face style:name="Trebuchet MS" svg:font-family="'Trebuchet MS', Trebuchet, Verdana, sans-serif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2" style:family="paragraph" style:parent-style-name="Heading_20_3">
      <style:text-properties fo:font-variant="normal" fo:text-transform="none" fo:color="#666666" style:font-name="Trebuchet MS" fo:font-size="16.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666666" style:font-name="Courier New" fo:font-size="12pt" fo:letter-spacing="normal" fo:font-style="normal"/>
    </style:style>
    <style:style style:name="T2" style:family="text">
      <style:text-properties fo:font-variant="normal" fo:text-transform="none" fo:color="#666666" style:font-name="Courier New" fo:font-size="12pt" fo:letter-spacing="normal" fo:font-style="normal" fo:font-weight="normal"/>
    </style:style>
    <style:style style:name="T3" style:family="text">
      <style:text-properties fo:font-variant="normal" fo:text-transform="none" fo:color="#666666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3 sensor Line follower Arduino code(without PID)</text:h>
      <text:p text:style-name="Standard"/>
      <text:p text:style-name="P1"><text:span text:style-name="T1">int rightmotor1=12;</text:span><text:line-break/><text:span text:style-name="T1">int leftmotor1=10;</text:span><text:line-break/><text:span text:style-name="T1">int rightmotor2=13;</text:span><text:line-break/><text:span text:style-name="T1">int leftmotor2=11;</text:span><text:line-break/><text:line-break/><text:line-break/><text:span text:style-name="T1">int sensorleft=14;</text:span><text:line-break/><text:span text:style-name="T1">int sensorcenter=15;</text:span><text:line-break/><text:span text:style-name="T1">int sensorright=16;</text:span><text:line-break/><text:line-break/><text:line-break/><text:span text:style-name="T1">int l1=1;</text:span><text:line-break/><text:span text:style-name="T1">int l2=1;</text:span><text:line-break/><text:span text:style-name="T1">int l3=1;</text:span><text:line-break/><text:line-break/><text:span text:style-name="T1">int f1=0;</text:span><text:line-break/><text:span text:style-name="T1">int f2=0;</text:span><text:line-break/><text:span text:style-name="T1">int f3=0;</text:span> </text:p>
      <text:p text:style-name="P1"/>
      <text:p text:style-name="P1"><text:span text:style-name="T1">void setup()</text:span><text:line-break/><text:span text:style-name="T1">{</text:span><text:line-break/><text:line-break/><text:span text:style-name="T3"> </text:span><text:span text:style-name="T1">pinMode(rightmotor1,OUTPUT);</text:span><text:line-break/><text:span text:style-name="T3"> </text:span><text:span text:style-name="T1">pinMode(leftmotor1,OUTPUT);</text:span><text:line-break/><text:span text:style-name="T3"> </text:span><text:span text:style-name="T1">pinMode(rightmotor2,OUTPUT);</text:span><text:line-break/><text:span text:style-name="T3"> </text:span><text:span text:style-name="T1">pinMode(leftmotor2,OUTPUT);</text:span><text:line-break/><text:line-break/><text:span text:style-name="T3"> </text:span><text:span text:style-name="T1">pinMode(sensorleft,INPUT);</text:span><text:line-break/><text:span text:style-name="T3"> </text:span><text:span text:style-name="T1">pinMode(sensorcenter,INPUT);</text:span><text:line-break/><text:span text:style-name="T3"> </text:span><text:span text:style-name="T1">pinMode(sensorright,INPUT);</text:span><text:line-break/><text:line-break/><text:span text:style-name="T1">}</text:span> </text:p>
      <text:p text:style-name="P1"/>
      <text:p text:style-name="P1"><text:span text:style-name="T1">void loop()</text:span><text:line-break/><text:span text:style-name="T1">{</text:span><text:line-break/><text:span text:style-name="T1">l1=digitalRead(sensorleft);</text:span><text:line-break/><text:span text:style-name="T1">l2=digitalRead(sensorcenter);</text:span><text:line-break/><text:span text:style-name="T1">l3=digitalRead(sensorright);</text:span><text:line-break/></text:p>
      <text:p text:style-name="P1"><text:span text:style-name="T1">if(l1==1&amp;&amp;l2==1&amp;&amp;l3==1) <text:s/>//feedback when comes all sensor on white</text:span><text:line-break/><text:span text:style-name="T1">{</text:span><text:line-break/><text:span text:style-name="T1">l1=f1;</text:span><text:line-break/><text:span text:style-name="T1">l2=f2;</text:span><text:line-break/><text:span text:style-name="T1">l3=f3;</text:span><text:line-break/><text:span text:style-name="T1">}</text:span> </text:p>
      <text:p text:style-name="P1"><text:soft-page-break/><text:span text:style-name="T1">if(l1==0&amp;&amp;l2==1&amp;&amp;l3==1||l1==0&amp;&amp;l2==0&amp;&amp;l3==1) <text:s/>//left turn</text:span><text:line-break/><text:span text:style-name="T1">{</text:span><text:line-break/> <text:span text:style-name="T3"><text:s/></text:span><text:span text:style-name="T1">digitalWrite(rightmotor1,1);</text:span><text:line-break/> <text:span text:style-name="T3"><text:s/></text:span><text:span text:style-name="T1">digitalWrite(rightmotor2,0);</text:span><text:line-break/> <text:span text:style-name="T3"><text:s/></text:span><text:span text:style-name="T1">digitalWrite(leftmotor1,0);</text:span><text:line-break/> <text:span text:style-name="T3"><text:s/></text:span><text:span text:style-name="T1">digitalWrite(leftmotor2,0);</text:span><text:line-break/><text:span text:style-name="T1">}</text:span><text:line-break/><text:span text:style-name="T1">else</text:span><text:line-break/><text:span text:style-name="T1">if(l1==1&amp;&amp;l2==1&amp;&amp;l3==0||l1==1&amp;&amp;l2==0&amp;&amp;l3==0) <text:s/>//right turn</text:span><text:line-break/><text:span text:style-name="T1">{</text:span><text:line-break/> <text:span text:style-name="T3"><text:s/></text:span><text:span text:style-name="T1">digitalWrite(rightmotor1,0);</text:span><text:line-break/> <text:span text:style-name="T3"><text:s/></text:span><text:span text:style-name="T1">digitalWrite(rightmotor2,0);</text:span><text:line-break/> <text:span text:style-name="T3"><text:s/></text:span><text:span text:style-name="T1">digitalWrite(leftmotor1,1);</text:span><text:line-break/> <text:span text:style-name="T3"><text:s/></text:span><text:span text:style-name="T1">digitalWrite(leftmotor2,0);</text:span><text:line-break/><text:span text:style-name="T1">}</text:span><text:line-break/><text:span text:style-name="T1">else</text:span><text:line-break/><text:span text:style-name="T1">if(l1==1&amp;&amp;l2==0&amp;&amp;l3==1) <text:s/>//go forward straight</text:span><text:line-break/><text:span text:style-name="T1">{</text:span><text:line-break/> <text:span text:style-name="T3"><text:s/></text:span><text:span text:style-name="T1">digitalWrite(rightmotor1,1);</text:span><text:line-break/><text:span text:style-name="T3"> <text:s/></text:span><text:span text:style-name="T1">digitalWrite(rightmotor2,0);</text:span><text:line-break/> <text:span text:style-name="T3"><text:s/></text:span><text:span text:style-name="T1">digitalWrite(leftmotor1,1);</text:span><text:line-break/> <text:span text:style-name="T3"><text:s/></text:span><text:span text:style-name="T1">digitalWrite(leftmotor2,0);</text:span><text:line-break/><text:span text:style-name="T1">}</text:span><text:line-break/><text:span text:style-name="T1">else</text:span><text:line-break/><text:span text:style-name="T1">if(l1==0&amp;&amp;l2==0&amp;&amp;l3==0) //stop</text:span><text:line-break/><text:span text:style-name="T1">{</text:span><text:line-break/><text:span text:style-name="T3"> <text:s/></text:span><text:span text:style-name="T1">digitalWrite(rightmotor1,0);</text:span><text:line-break/> <text:span text:style-name="T3"><text:s/></text:span><text:span text:style-name="T1">digitalWrite(rightmotor2,0);</text:span><text:line-break/> <text:span text:style-name="T3"><text:s/></text:span><text:span text:style-name="T1">digitalWrite(leftmotor1,0);</text:span><text:line-break/> <text:span text:style-name="T3"><text:s/></text:span><text:span text:style-name="T1">digitalWrite(leftmotor2,0);</text:span><text:line-break/><text:span text:style-name="T1">}</text:span> </text:p>
      <text:p text:style-name="P1"/>
      <text:p text:style-name="P1"><text:span text:style-name="T1">f1=l1;</text:span><text:line-break/><text:span text:style-name="T1">f2=l2;</text:span><text:line-break/><text:span text:style-name="T1">f3=l3;</text:span>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, Courier, monospace"/>
    <style:font-face style:name="Trebuchet MS" svg:font-family="'Trebuchet MS', Trebuchet, Verdana, sans-serif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7-08T09:38:06.21</meta:creation-date>
    <dc:date>2018-07-08T09:47:41.17</dc:date>
    <dc:creator>aa ss</dc:creator>
    <meta:editing-duration>PT9M3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7" meta:word-count="106" meta:character-count="1405"/>
  </office:meta>
</office:document-meta>
</file>